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99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0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</text:span><text:span text:style-name="T7">Translated title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6">No (Author of fic owns rights on cover, but I can’t use it; I didn’t asked about permission yet; </text:span><text:span text:style-name="T17">I asked author about permission, but didn’t got answer back; </text:span><text:span text:style-name="T18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 – C</text:span><text:span text:style-name="T14">hapters c</text:span><text:span text:style-name="T15">ompletion:</text:span>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50" office:value-type="string" calcext:value-type="string">
            <text:p><text:a xlink:href="https://github.com/Vovkiv/LRtF-ukr" xlink:type="simple">https://github.com/Vovkiv/LRtF-ukr</text:a>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99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0" office:value-type="string" calcext:value-type="string">
            <text:p><text:span text:style-name="T10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01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[Original]</text:p>
          </table:table-cell>
          <table:table-cell table:style-name="ce104" office:value-type="string" calcext:value-type="string">
            <text:p>0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.00.0000</text:date>, <text:time style:data-style-name="N2" text:time-value="21:56:43.341044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7T21:57:29.094568942</dc:date>
    <meta:editing-duration>PT8H53M</meta:editing-duration>
    <meta:editing-cycles>472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37" meta:object-count="0"/>
  </office:meta>
</office:document-meta>
</file>